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 style:list-style-name="L1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 style:list-style-name="L2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4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4">
      <style:text-properties fo:font-size="12pt" fo:font-style="normal" fo:font-weight="bold" officeooo:rsid="001a04b5" officeooo:paragraph-rsid="001a04b5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2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text-properties fo:font-size="12pt" fo:font-style="normal" fo:font-weight="normal" officeooo:rsid="001a04b5" officeooo:paragraph-rsid="001a04b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text-properties fo:font-size="12pt" fo:font-style="normal" fo:font-weight="normal" officeooo:rsid="001a04b5" officeooo:paragraph-rsid="001a04b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a04b5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atur Makers Intro to Raspberry Pi Syllabus</text:p>
      <text:p text:style-name="P4">Charles Shapiro</text:p>
      <text:p text:style-name="P4">2<text:span text:style-name="T1">8</text:span> Mar 2018</text:p>
      <text:p text:style-name="P4"/>
      <text:list xml:id="list74540019669850003" text:style-name="L1">
        <text:list-item>
          <text:p text:style-name="P5">What is a Raspberry Pi?</text:p>
          <text:list>
            <text:list-item>
              <text:p text:style-name="P5">History</text:p>
            </text:list-item>
            <text:list-item>
              <text:p text:style-name="P5"><text:s/>What a Raspberry Pi is Not</text:p>
              <text:list>
                <text:list-item>
                  <text:p text:style-name="P5">Differences between Raspberry Pi and Arduino</text:p>
                </text:list-item>
              </text:list>
            </text:list-item>
            <text:list-item>
              <text:p text:style-name="P5">Hardware</text:p>
              <text:list>
                <text:list-item>
                  <text:p text:style-name="P5">No Real Time Clock!</text:p>
                </text:list-item>
                <text:list-item>
                  <text:p text:style-name="P5">What's on the Board ( <text:span text:style-name="T1">on recent models</text:span> and <text:span text:style-name="T1">the on older ones we're using)</text:span></text:p>
                </text:list-item>
                <text:list-item>
                  <text:p text:style-name="P5"><text:s/>Raspberry Pi GPIO pins</text:p>
                  <text:list>
                    <text:list-item>
                      <text:p text:style-name="P5">Pin Layout</text:p>
                    </text:list-item>
                    <text:list-item>
                      <text:p text:style-name="P5">Connecting an LED to GPIO <text:span text:style-name="T1">pins</text:span></text:p>
                    </text:list-item>
                  </text:list>
                </text:list-item>
              </text:list>
            </text:list-item>
            <text:list-item>
              <text:p text:style-name="P5">Software</text:p>
              <text:list>
                <text:list-item>
                  <text:p text:style-name="P5">NOOBs and Raspbian</text:p>
                </text:list-item>
                <text:list-item>
                  <text:p text:style-name="P5">Other Operating Systems</text:p>
                  <text:list>
                    <text:list-item>
                      <text:p text:style-name="P5">RO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Installing Raspbian</text:p>
          <text:list>
            <text:list-item>
              <text:p text:style-name="P5">Burn an SD card ( we've already done this step)</text:p>
            </text:list-item>
            <text:list-item>
              <text:p text:style-name="P5">First Boot</text:p>
              <text:list>
                <text:list-item>
                  <text:p text:style-name="P5">Plugging in Keyboard, Mouse, Monitor</text:p>
                </text:list-item>
                <text:list-item>
                  <text:p text:style-name="P5">Naming your Raspberry Pi</text:p>
                </text:list-item>
                <text:list-item>
                  <text:p text:style-name="P5">Enabling ssh server</text:p>
                  <text:list>
                    <text:list-item>
                      <text:p text:style-name="P5">Change the Default Password!!!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Networking your Raspberry Pi</text:p>
          <text:list>
            <text:list-item>
              <text:p text:style-name="P5">wifi vs RJ45 </text:p>
            </text:list-item>
            <text:list-item>
              <text:p text:style-name="P5">dhcp ( getting an IP address)</text:p>
            </text:list-item>
            <text:list-item>
              <text:p text:style-name="P5">dns (linking an IP address to a name)</text:p>
            </text:list-item>
          </text:list>
        </text:list-item>
        <text:list-item>
          <text:p text:style-name="P5">Applications: 3 ways to Control an LED from the Web</text:p>
          <text:list>
            <text:list-item>
              <text:p text:style-name="P5">Getting Access to the GPIO pins from Raspbian</text:p>
            </text:list-item>
            <text:list-item>
              <text:p text:style-name="P5">Simple cgi-bin program to turn an LED on or off</text:p>
              <text:list>
                <text:list-item>
                  <text:p text:style-name="P5">Lighttpd Setup</text:p>
                </text:list-item>
                <text:list-item>
                  <text:p text:style-name="P5">HTML forms and input types</text:p>
                </text:list-item>
                <text:list-item>
                  <text:p text:style-name="P5">cgi-bin program basics</text:p>
                  <text:list>
                    <text:list-item>
                      <text:p text:style-name="P5">What Happens when Things go Pear-shaped</text:p>
                    </text:list-item>
                  </text:list>
                </text:list-item>
                <text:list-item>
                  <text:p text:style-name="P5">Why this program won't blink the LED </text:p>
                </text:list-item>
              </text:list>
            </text:list-item>
            <text:list-item>
              <text:p text:style-name="P5">Controlling a Daemon on the Raspberry Pi from a cgi-bin program</text:p>
              <text:list>
                <text:list-item>
                  <text:p text:style-name="P5">Starting and Stopping your Daemon</text:p>
                </text:list-item>
                <text:list-item>
                  <text:p text:style-name="P5">Talking to the blinker Daemon from a cgi-bin program</text:p>
                </text:list-item>
                <text:list-item>
                  <text:p text:style-name="P5">What the Unhappy Path looks like</text:p>
                </text:list-item>
              </text:list>
            </text:list-item>
            <text:list-item>
              <text:p text:style-name="P5">Controlling your LED through a <text:span text:style-name="T1">web application server</text:span></text:p>
              <text:list>
                <text:list-item>
                  <text:p text:style-name="P5">Starting and stopping the web service</text:p>
                </text:list-item>
                <text:list-item>
                  <text:p text:style-name="P5"><text:span text:style-name="T1">Comparing</text:span> <text:span text:style-name="T1">lighhttpd/</text:span>cgi-bin <text:span text:style-name="T1">and</text:span> web <text:span text:style-name="T1">application server</text:span></text:p>
                </text:list-item>
              </text:list>
            </text:list-item>
          </text:list>
        </text:list-item>
        <text:list-item>
          <text:p text:style-name="P5"><text:s text:c="2"/>What this Simple Example enables</text:p>
          <text:list>
            <text:list-item>
              <text:p text:style-name="P5">Relay Hat ( demo?)</text:p>
            </text:list-item>
            <text:list-item>
              <text:p text:style-name="P5">Reading Sensors from Raspbian (?)</text:p>
            </text:list-item>
          </text:list>
        </text:list-item>
        <text:list-item>
          <text:p text:style-name="P5">Wrap Up </text:p>
          <text:list>
            <text:list-item>
              <text:p text:style-name="P5">What Just Happened?</text:p>
            </text:list-item>
            <text:list-item>
              <text:p text:style-name="P5">Resources and Documentation</text:p>
              <text:list>
                <text:list-item>
                  <text:p text:style-name="P5">How to Read a Man Page</text:p>
                </text:list-item>
              </text:list>
            </text:list-item>
          </text:list>
        </text:list-item>
      </text:list>
      <text:p text:style-name="P2"/>
      <text:p text:style-name="P2"><text:soft-page-break/></text:p>
      <text:p text:style-name="P3">Prerequisites</text:p>
      <text:p text:style-name="P3">Hardware</text:p>
      <text:list xml:id="list1583949232583519973" text:style-name="L2">
        <text:list-item>
          <text:p text:style-name="P6">USB Mouse</text:p>
        </text:list-item>
        <text:list-item>
          <text:p text:style-name="P6">USB Keyboard</text:p>
          <text:list>
            <text:list-item>
              <text:p text:style-name="P13">An older keyboard with an adapter will work</text:p>
            </text:list-item>
          </text:list>
        </text:list-item>
        <text:list-item>
          <text:p text:style-name="P6">HDMI Capable Monitor </text:p>
          <text:list>
            <text:list-item>
              <text:p text:style-name="P9">either a monitor with an HDMI cable or a VGA monitor with an HDMI-&gt;VGA adapter</text:p>
            </text:list-item>
          </text:list>
        </text:list-item>
        <text:list-item>
          <text:p text:style-name="P6">Linux, Microsoft, or Apple Laptop with RJ45 (“lan”) port</text:p>
          <text:list>
            <text:list-item>
              <text:p text:style-name="P9">An RJ45-&gt;USB adapter will work as well</text:p>
            </text:list-item>
          </text:list>
        </text:list-item>
      </text:list>
      <text:p text:style-name="P3">Software</text:p>
      <text:list xml:id="list2785168414928565161" text:style-name="L3">
        <text:list-item>
          <text:p text:style-name="P10"><text:span text:style-name="T2">puTTY for Windows ( </text:span><text:a xlink:type="simple" xlink:href="https://putty.org/" text:style-name="Internet_20_link" text:visited-style-name="Visited_20_Internet_20_Link"><text:span text:style-name="T2">https://putty.org/</text:span></text:a><text:span text:style-name="T2"> ) if you're using a Windows PC</text:span></text:p>
          <text:list>
            <text:list-item>
              <text:p text:style-name="P10">MacOS and Linux users can use the command-line ssh client</text:p>
            </text:list-item>
          </text:list>
        </text:list-item>
      </text:list>
      <text:p text:style-name="P3">Stuff We Need to Provide</text:p>
      <text:list xml:id="list4231287396294487465" text:style-name="L4">
        <text:list-item>
          <text:p text:style-name="P7">Raspberry Pi</text:p>
          <text:list>
            <text:list-item>
              <text:p text:style-name="P11">We have about 70 of <text:s/>these in the space now <text:s/><text:span text:style-name="T1">They're pretty out of date but will serve for <text:s/>an intro class.</text:span></text:p>
            </text:list-item>
          </text:list>
        </text:list-item>
        <text:list-item>
          <text:p text:style-name="P7">Wall Wart</text:p>
          <text:list>
            <text:list-item>
              <text:p text:style-name="P11">2.5 amp 5V power supply (about $9 each either on Amazon or at Micro Center)</text:p>
            </text:list-item>
          </text:list>
        </text:list-item>
        <text:list-item>
          <text:p text:style-name="P7">4 GB or better SD Card ( either full-size or with full-size adapter)</text:p>
          <text:list>
            <text:list-item>
              <text:p text:style-name="P11">class 10 or better. <text:s/>4 GB cards don't seem to be generally available any more. 8 gb cards are $5 each on sale at Micro Center, but there may be quantity restrictions. <text:s/>Dealextreme (“DX.com”) has 8 gb cards for around $7 each.</text:p>
            </text:list-item>
          </text:list>
        </text:list-item>
        <text:list-item>
          <text:p text:style-name="P7">RJ45 cables to connect raspberry pi to hub</text:p>
          <text:list>
            <text:list-item>
              <text:p text:style-name="P11">3 foot RJ45s are $10 for 5 at Micro Center</text:p>
            </text:list-item>
          </text:list>
        </text:list-item>
        <text:list-item>
          <text:p text:style-name="P7">A Big Phatt Hub</text:p>
          <text:list>
            <text:list-item>
              <text:p text:style-name="P11">I have a vintage 1994 24-port 10-base-T hub that seems to work just fine</text:p>
            </text:list-item>
          </text:list>
        </text:list-item>
        <text:list-item>
          <text:p text:style-name="P7">A Server to run dnsmasq</text:p>
          <text:list>
            <text:list-item>
              <text:p text:style-name="P11">I've succeeded in making a raspberry pi do this. <text:span text:style-name="T1">This part allows people to plug their raspberry pis into the hub and connect to them by name.</text:span></text:p>
            </text:list-item>
          </text:list>
        </text:list-item>
        <text:list-item>
          <text:p text:style-name="P8">LED soldered to a resistor and two female header lines</text:p>
          <text:list>
            <text:list-item>
              <text:p text:style-name="P12">I can make one of these in about 10 minutes. We'll need one for each student.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4:03:15</meta:creation-date>
    <dc:date>2018-03-28T10:24:54.692948016</dc:date>
    <meta:editing-duration>PT49M1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2" meta:paragraph-count="77" meta:word-count="587" meta:character-count="2967" meta:non-whitespace-character-count="2514"/>
  </office:meta>
</office:document-meta>
</file>